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4" style:family="paragraph" style:parent-style-name="Heading_20_1">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Notes on the VUEE model for version 1.5</text:h>
      <text:p text:style-name="P2"/>
      <text:p text:style-name="P2">July 6, 2015</text:p>
      <text:p text:style-name="P1"/>
      <text:h text:style-name="P4" text:outline-level="1">Start</text:h>
      <text:p text:style-name="P1">Open the VUEEPACK folder and doubleclick on runmodel.exe. Select the data file and hit “Run model”. The data file named apki.xml contains the simplest network configuration consisting of the master, one Peg, and two Tags.</text:p>
      <text:h text:style-name="Heading_20_1" text:outline-level="1">Interface</text:h>
      <text:p text:style-name="P1">Basically, you have two options for opening the UART (to the master node or to a Peg). By selecting “UART (plug)” you will open a window incorporating a plugin providing a human-friendly command-line coverage of the set of commands from the recent “interface” document. By selecting “UART (hex)” you will open a raw, binary interface. You cannot do much with the latter (not manually, anyway), but you can pair that interface with an real UART (COM) port, e.g., one attached to a real Renesas device or a real agent communicating with the Peg.</text:p>
      <text:h text:style-name="Heading_20_1" text:outline-level="1">Playing with the UART plugin</text:h>
      <text:p text:style-name="P1">The plugin is described in reasonable (and possibly nauseating) detail in a separate document (uart_plugin) which you probably don't have to read. Instead, you can go through the exercise in Appendix A, Section 2 of the interface document to see how it works.</text:p>
      <text:h text:style-name="Heading_20_1" text:outline-level="1">Interfacing to a real agent</text:h>
      <text:p text:style-name="P1">The model will allow you to test the interface with a real source/sink of data. Supposing you have such a source, which can communicate over a COM port, do this:</text:p>
      <text:p text:style-name="P1">Start the model and open the “hex” variant of the UART window for the master Peg.</text:p>
      <text:p text:style-name="P1">Connect the real interface agent to a COM port on the PC. Make sure that the parameters of the port are right, i.e., the rate is 115200 bps, and so on.</text:p>
      <text:p text:style-name="P1">In the UART window of the model select the COM device to which the real agent is connected. You can also select “Scan” first which will narrow down the list of COM devices shown in the menu to those that can actually be opened.</text:p>
      <text:p text:style-name="P1">That's it: you have established a link between the real COM device and the master's (virtual) UART. Whatever the agent writes to the COM device will be read by the master and vice-versa. The agent must follow the protocol outlined in the interface document.</text:p>
      <text:p text:style-name="P1">Note that the UART window of the model will be showing you (in hex) the data written <text:soft-page-break/>by the Peg to its virtual UART (marked →) as well as the data arriving from the agent (marked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52M58S</meta:editing-duration>
    <meta:editing-cycles>109</meta:editing-cycles>
    <meta:generator>OpenOffice/4.1.1$Win32 OpenOffice.org_project/411m6$Build-9775</meta:generator>
    <dc:date>2015-07-06T14:14:50.17</dc:date>
    <dc:creator>Pawel Gburzynski</dc:creator>
    <meta:document-statistic meta:table-count="0" meta:image-count="0" meta:object-count="0" meta:page-count="2" meta:paragraph-count="15" meta:word-count="397" meta:character-count="2203"/>
    <meta:user-defined meta:name="Info 1"/>
    <meta:user-defined meta:name="Info 2"/>
    <meta:user-defined meta:name="Info 3"/>
    <meta:user-defined meta:name="Info 4"/>
  </office:meta>
</office:document-meta>
</file>